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00ca" officeooo:paragraph-rsid="000f00ca"/>
    </style:style>
    <style:style style:name="P2" style:family="paragraph" style:parent-style-name="Standard">
      <style:text-properties officeooo:rsid="000f00ca" officeooo:paragraph-rsid="0012d888"/>
    </style:style>
    <style:style style:name="P3" style:family="paragraph" style:parent-style-name="Standard">
      <style:text-properties officeooo:rsid="000f00ca" officeooo:paragraph-rsid="0021f9b9"/>
    </style:style>
    <style:style style:name="P4" style:family="paragraph" style:parent-style-name="Standard">
      <style:text-properties officeooo:rsid="000f00ca" officeooo:paragraph-rsid="00352f72"/>
    </style:style>
    <style:style style:name="P5" style:family="paragraph" style:parent-style-name="Standard">
      <style:text-properties officeooo:rsid="000f00ca" officeooo:paragraph-rsid="003644e0"/>
    </style:style>
    <style:style style:name="P6" style:family="paragraph" style:parent-style-name="Standard">
      <style:text-properties officeooo:rsid="000f00ca" officeooo:paragraph-rsid="003766ac"/>
    </style:style>
    <style:style style:name="P7" style:family="paragraph" style:parent-style-name="Standard">
      <style:text-properties officeooo:rsid="000f00ca" officeooo:paragraph-rsid="0038b2ee"/>
    </style:style>
    <style:style style:name="P8" style:family="paragraph" style:parent-style-name="Standard">
      <style:text-properties officeooo:rsid="000f00ca" officeooo:paragraph-rsid="004414ab"/>
    </style:style>
    <style:style style:name="P9" style:family="paragraph" style:parent-style-name="Standard">
      <style:paragraph-properties fo:text-align="center" style:justify-single-word="false"/>
      <style:text-properties fo:font-size="36pt" fo:font-weight="bold" officeooo:rsid="000f00ca" officeooo:paragraph-rsid="000f00ca" style:font-size-asian="36pt" style:font-weight-asian="bold" style:font-size-complex="36pt" style:font-weight-complex="bold"/>
    </style:style>
    <style:style style:name="P10" style:family="paragraph" style:parent-style-name="Standard">
      <style:text-properties fo:color="#cc3300" fo:font-weight="bold" officeooo:rsid="000f00ca" officeooo:paragraph-rsid="000f00c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f00ca" officeooo:paragraph-rsid="000f00ca" fo:background-color="transparent" style:font-weight-asian="bold" style:font-weight-complex="bold"/>
    </style:style>
    <style:style style:name="P12" style:family="paragraph" style:parent-style-name="Standard">
      <style:text-properties fo:font-weight="bold" officeooo:rsid="000f00ca" officeooo:paragraph-rsid="000f00ca" style:font-weight-asian="bold" style:font-weight-complex="bold"/>
    </style:style>
    <style:style style:name="T1" style:family="text">
      <style:text-properties fo:color="#cc3300"/>
    </style:style>
    <style:style style:name="T2" style:family="text">
      <style:text-properties officeooo:rsid="0010e529"/>
    </style:style>
    <style:style style:name="T3" style:family="text">
      <style:text-properties officeooo:rsid="001977bd"/>
    </style:style>
    <style:style style:name="T4" style:family="text">
      <style:text-properties officeooo:rsid="001c2a9b"/>
    </style:style>
    <style:style style:name="T5" style:family="text">
      <style:text-properties officeooo:rsid="001ec28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e51d"/>
    </style:style>
    <style:style style:name="T8" style:family="text">
      <style:text-properties officeooo:rsid="00245b5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0e529" style:font-style-asian="italic" style:font-style-complex="italic"/>
    </style:style>
    <style:style style:name="T11" style:family="text">
      <style:text-properties fo:font-style="italic" officeooo:rsid="003e7243" style:font-style-asian="italic" style:font-style-complex="italic"/>
    </style:style>
    <style:style style:name="T12" style:family="text">
      <style:text-properties fo:font-style="italic" officeooo:rsid="003f3c1d" style:font-style-asian="italic" style:font-style-complex="italic"/>
    </style:style>
    <style:style style:name="T13" style:family="text">
      <style:text-properties fo:font-style="italic" officeooo:rsid="004135bd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officeooo:rsid="00352f72"/>
    </style:style>
    <style:style style:name="T16" style:family="text">
      <style:text-properties officeooo:rsid="0036b1b9"/>
    </style:style>
    <style:style style:name="T17" style:family="text">
      <style:text-properties fo:font-style="normal" officeooo:rsid="004135bd" style:font-style-asian="normal" style:font-style-complex="normal"/>
    </style:style>
    <style:style style:name="T18" style:family="text">
      <style:text-properties fo:font-style="normal" officeooo:rsid="00424d27" style:font-style-asian="normal" style:font-style-complex="normal"/>
    </style:style>
    <style:style style:name="T19" style:family="text">
      <style:text-properties fo:font-style="normal" officeooo:rsid="0042ea9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acca<text:span text:style-name="T1">night</text:span></text:p>
      <text:p text:style-name="P11"><text:span text:style-name="T1"/></text:p>
      <text:p text:style-name="P1"/>
      <text:p text:style-name="P1">Baccanight est une soirée organisée par le musé des beaux-arts de Bordeaux, le but de notre projet est de créer un site pour cet événement avec les fonctionnalités suivantes:</text:p>
      <text:p text:style-name="P1"/>
      <text:p text:style-name="P10"># Cahier des charges de Baccanight</text:p>
      <text:p text:style-name="P1"/>
      <text:p text:style-name="P1"><text:tab/><text:span text:style-name="T6">Date limite du projet:</text:span> xx/yy/2017</text:p>
      <text:p text:style-name="P3"><text:tab/><text:tab/><text:tab/><text:tab/> <text:s/>Avec <text:span text:style-name="T8">un </text:span>suivi <text:span text:style-name="T7">d’état d’avancement </text:span>hebdomadaire.</text:p>
      <text:p text:style-name="P3"/>
      <text:p text:style-name="P3"><text:tab/><text:span text:style-name="T6">Choix techniques:</text:span></text:p>
      <text:p text:style-name="P1"/>
      <text:p text:style-name="P1"><text:tab/><text:tab/><text:span text:style-name="T10">Technologie principale:</text:span><text:span text:style-name="T2"> Drupal</text:span></text:p>
      <text:p text:style-name="P1"><text:tab/><text:tab/><text:tab/><text:tab/><text:tab/> <text:s text:c="3"/>// <text:span text:style-name="T2">CMS (Système de gestion du contenu) écrit en PHP.</text:span></text:p>
      <text:p text:style-name="P1"/>
      <text:p text:style-name="P1"><text:tab/><text:tab/><text:span text:style-name="T9">Technologies pour le front-end:</text:span></text:p>
      <text:p text:style-name="P1"><text:tab/><text:tab/><text:tab/>HTML 5 // Langage de mark-up</text:p>
      <text:p text:style-name="P1"><text:tab/><text:tab/><text:tab/>CSS 3 // Langage de style</text:p>
      <text:p text:style-name="P1"><text:tab/><text:tab/><text:tab/>Bootstrap // Framework CSS</text:p>
      <text:p text:style-name="P2"><text:tab/><text:tab/><text:tab/>Javascript // Langage front-end pour les animations et la validation des <text:s/></text:p>
      <text:p text:style-name="P2"><text:s text:c="55"/>formulaires en parti client</text:p>
      <text:p text:style-name="P1"><text:tab/><text:tab/><text:tab/>Carousel // Sliders animés en Javascript</text:p>
      <text:p text:style-name="P1"/>
      <text:p text:style-name="P1"><text:tab/><text:tab/><text:span text:style-name="T14">Technologies pour le back-end:</text:span></text:p>
      <text:p text:style-name="P1"><text:tab/><text:tab/><text:tab/>PHP // <text:span text:style-name="T3">Base du CMS: Drupal</text:span></text:p>
      <text:p text:style-name="P1"/>
      <text:p text:style-name="P1"><text:tab/><text:tab/><text:span text:style-name="T9">Système de gestion de base de donnée:</text:span></text:p>
      <text:p text:style-name="P1"><text:tab/><text:tab/><text:tab/>MySQL // SGBD Relationnel suffisant pour la taille éstimé de notre BDD</text:p>
      <text:p text:style-name="P1"/>
      <text:p text:style-name="P1"><text:tab/><text:tab/><text:span text:style-name="T9">Hébergement:</text:span></text:p>
      <text:p text:style-name="P1"><text:tab/><text:tab/><text:tab/><text:span text:style-name="T4">Serveur du musée des Beaux-Arts</text:span></text:p>
      <text:p text:style-name="P1"><text:tab/><text:tab/><text:tab/><text:span text:style-name="T5">Outils requis dans le serveur</text:span>: Apache, <text:span text:style-name="T5">MySQL, PHP.</text:span></text:p>
      <text:p text:style-name="P1"/>
      <text:p text:style-name="P12"><text:tab/>Besoins fonctionnels:</text:p>
      <text:p text:style-name="P1"><text:tab/><text:tab/></text:p>
      <text:p text:style-name="P1"><text:tab/><text:tab/><text:span text:style-name="T9">(Front-end) Création des sections:</text:span></text:p>
      <text:p text:style-name="P1"><text:tab/><text:tab/><text:tab/>Accueil // Avec sliders</text:p>
      <text:p text:style-name="P1"><text:tab/><text:tab/><text:tab/>A Propos // Descritpion de la soirée</text:p>
      <text:p text:style-name="P1"><text:tab/><text:tab/><text:tab/>Programme // Programme de la soirée de cette édition</text:p>
      <text:p text:style-name="P1"><text:tab/><text:tab/><text:tab/>Historique // Historique des édition précédentes</text:p>
      <text:p text:style-name="P1"><text:tab/><text:tab/><text:tab/>Inscription // Réserver sa place par formulaire</text:p>
      <text:p text:style-name="P1"><text:tab/><text:tab/><text:tab/>FAQ // Foire aux questions fréquement demandées</text:p>
      <text:p text:style-name="P1"><text:tab/><text:tab/><text:tab/>Contact // Formulaire et informations de contact et réseaux sociaux</text:p>
      <text:p text:style-name="P1"/>
      <text:p text:style-name="P1"><text:tab/><text:tab/><text:span text:style-name="T9">(Front-end) Autres composant:</text:span></text:p>
      <text:p text:style-name="P1"><text:tab/><text:tab/><text:tab/>Barre de navigation</text:p>
      <text:p text:style-name="P1"><text:tab/><text:tab/><text:tab/>Boutons des réseaux sociaux</text:p>
      <text:p text:style-name="P1"><text:tab/><text:tab/><text:tab/>Map vers le musé des beaux-arts</text:p>
      <text:p text:style-name="P1"/>
      <text:p text:style-name="P1"><text:soft-page-break/><text:tab/><text:tab/><text:span text:style-name="T9">(Back-end) </text:span><text:span text:style-name="T12">P</text:span><text:span text:style-name="T9">panel de gestion </text:span><text:span text:style-name="T11">(Drup)</text:span><text:span text:style-name="T9">:</text:span></text:p>
      <text:p text:style-name="P1"><text:tab/><text:tab/><text:tab/>Connexion / Déconnexion au panel</text:p>
      <text:p text:style-name="P1"><text:tab/><text:tab/><text:tab/>Modifier les contenues de ses pages</text:p>
      <text:p text:style-name="P1"><text:tab/><text:tab/><text:tab/>Consultation des inscriptions</text:p>
      <text:p text:style-name="P1"><text:tab/><text:tab/><text:tab/>Exporter les participants sous format excel</text:p>
      <text:p text:style-name="P1"><text:tab/><text:tab/><text:tab/>Consultation des messages de la page contact</text:p>
      <text:p text:style-name="P1"><text:tab/><text:tab/><text:tab/>Répondre au message (Envoi par email)</text:p>
      <text:p text:style-name="P1"><text:tab/><text:tab/><text:tab/>Supprimer un message</text:p>
      <text:p text:style-name="P1"/>
      <text:p text:style-name="P1"><text:tab/><text:tab/><text:span text:style-name="T9">Optimisation:</text:span></text:p>
      <text:p text:style-name="P1"><text:tab/><text:tab/><text:tab/>Mise en cache des images pour réduire le temps de chargement</text:p>
      <text:p text:style-name="P1"><text:tab/><text:tab/><text:tab/>Ré-écriture des liens pour le optimiser le SEO</text:p>
      <text:p text:style-name="P1"><text:tab/><text:tab/><text:tab/>Implémentation de ReCaptcha sur les formulaires</text:p>
      <text:p text:style-name="P1"/>
      <text:p text:style-name="P1"/>
      <text:p text:style-name="P1"><text:tab/><text:span text:style-name="T6">Besoins non fonctionnels:</text:span></text:p>
      <text:p text:style-name="P1"><text:tab/><text:tab/></text:p>
      <text:p text:style-name="P1"><text:tab/><text:tab/><text:span text:style-name="T9">Esthetique:</text:span></text:p>
      <text:p text:style-name="P1"><text:span text:style-name="T9"><text:tab/><text:tab/><text:tab/></text:span>Couleurs principales: Rose <text:s/>&amp; Mauve</text:p>
      <text:p text:style-name="P1"><text:tab/><text:tab/><text:tab/><text:tab/>Code de couleur flats et modernes: </text:p>
      <text:p text:style-name="P1"><text:tab/><text:tab/><text:tab/><text:tab/><text:tab/>Rose: #DB0A5B</text:p>
      <text:p text:style-name="P1"><text:tab/><text:tab/><text:tab/><text:tab/><text:tab/>Mauve: #913D88</text:p>
      <text:p text:style-name="P1"><text:tab/><text:tab/><text:tab/>Forme du site: </text:p>
      <text:p text:style-name="P1"><text:tab/><text:tab/><text:tab/><text:tab/>One-page // Tous les sections du site défillent sur une seule page</text:p>
      <text:p text:style-name="P8"><text:tab/><text:tab/><text:tab/><text:span text:style-name="T17">Logo:</text:span></text:p>
      <text:p text:style-name="P8"><text:span text:style-name="T17"><text:tab/><text:tab/><text:tab/><text:tab/>Police: Long Shot</text:span></text:p>
      <text:p text:style-name="P8"><text:span text:style-name="T17"><text:tab/><text:tab/><text:tab/><text:tab/></text:span><text:span text:style-name="T18">Symbol: Etoiles<text:line-break/><text:tab/><text:tab/><text:tab/><text:tab/></text:span><text:span text:style-name="T19">Couleurs: Même couleurs principales</text:span></text:p>
      <text:p text:style-name="P1"/>
      <text:p text:style-name="P1"><text:tab/><text:tab/><text:span text:style-name="T9">Accessibilité</text:span>:</text:p>
      <text:p text:style-name="P1"><text:tab/><text:tab/><text:tab/><text:span text:style-name="T15">&gt; </text:span>Navigateurs modernes et les plus utilisés</text:p>
      <text:p text:style-name="P1"><text:tab/><text:tab/><text:tab/>Chrome +19.0 / <text:s/>Internet Explorer +7 / Firefox +3.6 / Safari +5 / Opéra +12.0</text:p>
      <text:p text:style-name="P1"><text:tab/><text:tab/><text:tab/><text:span text:style-name="T15">&gt; </text:span>Responsive</text:p>
      <text:p text:style-name="P4"><text:tab/><text:tab/><text:tab/>Conception adaptif aux tailles des grands écrans (TV, Ordinateurs),</text:p>
      <text:p text:style-name="P4"><text:s text:c="36"/><text:span text:style-name="T15">S</text:span>martphones et tablettes</text:p>
      <text:p text:style-name="P1"/>
      <text:p text:style-name="P1"><text:tab/><text:tab/><text:span text:style-name="T9">Rapidité</text:span>:</text:p>
      <text:p text:style-name="P1"><text:tab/><text:tab/><text:tab/>Le site ne doit pas dépasser 3 secondes de chargements</text:p>
      <text:p text:style-name="P5"><text:tab/><text:tab/><text:tab/>Avec une connexion à internet réguliere (256 kbps) le site peut se charger</text:p>
      <text:p text:style-name="P5"><text:s text:c="36"/>dans 00.00 ms <text:span text:style-name="T16">(En attente de test)</text:span></text:p>
      <text:p text:style-name="P1"/>
      <text:p text:style-name="P1"><text:tab/><text:tab/><text:span text:style-name="T9">Facilité</text:span>:</text:p>
      <text:p text:style-name="P6"><text:tab/><text:tab/><text:tab/>Navigation facile sur le site par tout personne ayant un minimum de</text:p>
      <text:p text:style-name="P6"><text:s/><text:tab/><text:tab/><text:tab/>connaissance Internet</text:p>
      <text:p text:style-name="P6"><text:tab/><text:tab/><text:tab/>Panel de contrôle et de gestion facile à être utilisé par une personne sans pré-</text:p>
      <text:p text:style-name="P6"><text:tab/><text:tab/><text:tab/>requis en informatique</text:p>
      <text:p text:style-name="P1"/>
      <text:p text:style-name="P1"><text:tab/><text:tab/><text:span text:style-name="T9">Fiabilité</text:span>:</text:p>
      <text:p text:style-name="P1"><text:tab/><text:tab/><text:tab/>Protection contre les spams sur les formulaires // Par ReCaptcha</text:p>
      <text:p text:style-name="P1"><text:tab/><text:tab/><text:tab/>Protection contre les injections SQL et accessibilité au panel</text:p>
      <text:p text:style-name="P7"><text:tab/><text:tab/><text:tab/>Protection contre les attaques DDoS // Offerte par l'hébergeur, </text:p>
      <text:p text:style-name="P7"><text:tab/><text:tab/><text:tab/>possibilité d'untiliser CloudFla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20:35.716372850</meta:creation-date>
    <dc:date>2017-02-08T13:47:26.247663722</dc:date>
    <meta:editing-duration>PT26M30S</meta:editing-duration>
    <meta:editing-cycles>43</meta:editing-cycles>
    <meta:generator>LibreOffice/5.2.4.2.1$Linux_X86_64 LibreOffice_project/20m0$Build-2</meta:generator>
    <meta:document-statistic meta:table-count="0" meta:image-count="0" meta:object-count="0" meta:page-count="2" meta:paragraph-count="80" meta:word-count="462" meta:character-count="3302" meta:non-whitespace-character-count="2564"/>
  </office:meta>
</office:document-meta>
</file>